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8.315cm"/>
    </style:style>
    <style:style style:name="co47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7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>
      <style:table-cell-properties fo:background-color="#ffff99"/>
    </style:style>
    <style:style style:name="ce300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1" style:family="table-cell" style:parent-style-name="Default" style:data-style-name="N107">
      <style:text-properties fo:font-weight="bold" style:font-weight-asian="bold" style:font-weight-complex="bold"/>
    </style:style>
    <style:style style:name="ce302" style:family="table-cell" style:parent-style-name="Default" style:data-style-name="N107">
      <style:table-cell-properties fo:background-color="#ffd320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5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7" table:default-cell-style-name="ce304"/>
        <table:table-column table:style-name="co1" table:number-columns-repeated="1019" table:default-cell-style-name="Default"/>
        <table:table-row table:style-name="ro7">
          <table:table-cell office:value-type="string" calcext:value-type="string">
            <text:p>budget janvier 2015</text:p>
          </table:table-cell>
          <table:table-cell/>
          <table:table-cell office:value-type="string" calcext:value-type="string">
            <text:p>total général</text:p>
          </table:table-cell>
          <table:table-cell table:formula="of:=SUM([.D6:.D10])" office:value-type="currency" office:currency="EUR" office:value="6362.375" calcext:value-type="currency">
            <text:p>6 362,38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aléas</text:p>
          </table:table-cell>
          <table:table-cell table:formula="of:=[.D1]*1.2+[.D2]" office:value-type="currency" office:currency="EUR" office:value="8334.85" calcext:value-type="currency">
            <text:p>8 334,85 €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arte principale</text:p>
          </table:table-cell>
          <table:table-cell table:formula="of:=[.D14]" office:value-type="currency" office:currency="EUR" office:value="53.93" calcext:value-type="currency">
            <text:p>53,93 €</text:p>
          </table:table-cell>
          <table:table-cell office:value-type="float" office:value="60" calcext:value-type="float">
            <text:p>60</text:p>
          </table:table-cell>
          <table:table-cell table:formula="of:=IF([.B6]*[.C6]=0;&quot;&quot;;[.B6]*[.C6])" office:value-type="currency" office:currency="EUR" office:value="3235.8" calcext:value-type="currency">
            <text:p>3 235,8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élécommande</text:p>
          </table:table-cell>
          <table:table-cell table:formula="of:=[.D79]" office:value-type="currency" office:currency="EUR" office:value="9.865" calcext:value-type="currency">
            <text:p>9,87 €</text:p>
          </table:table-cell>
          <table:table-cell office:value-type="float" office:value="25" calcext:value-type="float">
            <text:p>25</text:p>
          </table:table-cell>
          <table:table-cell table:formula="of:=IF([.B7]*[.C7]=0;&quot;&quot;;[.B7]*[.C7])" office:value-type="currency" office:currency="EUR" office:value="246.625" calcext:value-type="currency">
            <text:p>246,63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2xled10w</text:p>
          </table:table-cell>
          <table:table-cell table:formula="of:=[.D106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B8]*[.C8]=0;&quot;&quot;;[.B8]*[.C8])" office:value-type="currency" office:currency="EUR" office:value="54.2" calcext:value-type="currency">
            <text:p>54,2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gestion charge batterie 12v lipo + batterie</text:p>
          </table:table-cell>
          <table:table-cell table:formula="of:=[.D128]" office:value-type="currency" office:currency="EUR" office:value="27.525" calcext:value-type="currency">
            <text:p>27,53 €</text:p>
          </table:table-cell>
          <table:table-cell office:value-type="float" office:value="30" calcext:value-type="float">
            <text:p>30</text:p>
          </table:table-cell>
          <table:table-cell table:formula="of:=IF([.B9]*[.C9]=0;&quot;&quot;;[.B9]*[.C9])" office:value-type="currency" office:currency="EUR" office:value="825.75" calcext:value-type="currency">
            <text:p>825,7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ule de titreur </text:p>
          </table:table-cell>
          <table:table-cell table:formula="of:=20*5" office:value-type="currency" office:currency="EUR" office:value="100" calcext:value-type="currency">
            <text:p>100,00 €</text:p>
          </table:table-cell>
          <table:table-cell office:value-type="float" office:value="20" calcext:value-type="float">
            <text:p>20</text:p>
          </table:table-cell>
          <table:table-cell table:formula="of:=IF([.B10]*[.C10]=0;&quot;&quot;;[.B10]*[.C10])" office:value-type="currency" office:currency="EUR" office:value="2000" calcext:value-type="currency">
            <text:p>2 000,00 €</text:p>
          </table:table-cell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1" table:formula="of:=SUM([.D16:.D76])" office:value-type="currency" office:currency="EUR" office:value="53.93" calcext:value-type="currency">
            <text:p>53,93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carte principale</text:p>
          </table:table-cell>
          <table:table-cell table:style-name="ce300" office:value-type="string" calcext:value-type="string">
            <text:p>pu</text:p>
          </table:table-cell>
          <table:table-cell table:style-name="ce296" office:value-type="string" calcext:value-type="string">
            <text:p>qt</text:p>
          </table:table-cell>
          <table:table-cell table:style-name="ce300" office:value-type="string" calcext:value-type="string">
            <text:p>pt</text:p>
          </table:table-cell>
          <table:table-cell table:style-name="ce305" office:value-type="string" calcext:value-type="string">
            <text:p>farnell</text:p>
          </table:table-cell>
          <table:table-cell table:style-name="ce297" table:number-columns-repeated="1019"/>
        </table:table-row>
        <table:table-row table:style-name="ro7">
          <table:table-cell table:style-name="ce297" office:value-type="string" calcext:value-type="string">
            <text:p>rpi a+</text:p>
          </table:table-cell>
          <table:table-cell table:style-name="ce301" office:value-type="currency" office:currency="EUR" office:value="17.4" calcext:value-type="currency">
            <text:p>17,40 €</text:p>
          </table:table-cell>
          <table:table-cell table:style-name="ce297" office:value-type="float" office:value="1" calcext:value-type="float">
            <text:p>1</text:p>
          </table:table-cell>
          <table:table-cell table:formula="of:=IF([.B16]*[.C16]=0;&quot;&quot;;[.B16]*[.C16])" office:value-type="currency" office:currency="EUR" office:value="17.4" calcext:value-type="currency">
            <text:p>17,40 €</text:p>
          </table:table-cell>
          <table:table-cell table:style-name="ce306"/>
          <table:table-cell table:style-name="ce297" table:number-columns-repeated="1019"/>
        </table:table-row>
        <table:table-row table:style-name="ro7">
          <table:table-cell table:style-name="ce297" office:value-type="string" calcext:value-type="string">
            <text:p>wifi dongle</text:p>
          </table:table-cell>
          <table:table-cell table:style-name="ce301" office:value-type="currency" office:currency="EUR" office:value="10" calcext:value-type="currency">
            <text:p>10,00 €</text:p>
          </table:table-cell>
          <table:table-cell table:style-name="ce297" office:value-type="float" office:value="1" calcext:value-type="float">
            <text:p>1</text:p>
          </table:table-cell>
          <table:table-cell table:formula="of:=IF([.B17]*[.C17]=0;&quot;&quot;;[.B17]*[.C17])" office:value-type="currency" office:currency="EUR" office:value="10" calcext:value-type="currency">
            <text:p>10,00 €</text:p>
          </table:table-cell>
          <table:table-cell table:style-name="ce306"/>
          <table:table-cell table:style-name="ce297"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B18]*[.C18]=0;&quot;&quot;;[.B18]*[.C18])" office:value-type="currency" office:currency="EUR" office:value="2" calcext:value-type="currency">
            <text:p>2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19]*[.C19]=0;&quot;&quot;;[.B19]*[.C19])" office:value-type="currency" office:currency="EUR" office:value="1.88" calcext:value-type="currency">
            <text:p>1,88 €</text:p>
          </table:table-cell>
          <table:table-cell table:style-name="ce307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onateur 16mhz 0.1 %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B20]*[.C20]=0;&quot;&quot;;[.B20]*[.C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21]*[.C21]=0;&quot;&quot;;[.B21]*[.C21])" office:value-type="currency" office:currency="EUR" office:value="0.17" calcext:value-type="currency">
            <text:p>0,17 €</text:p>
          </table:table-cell>
          <table:table-cell table:style-name="ce307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porte et ahct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2" calcext:value-type="float">
            <text:p>2</text:p>
          </table:table-cell>
          <table:table-cell table:formula="of:=IF([.B22]*[.C22]=0;&quot;&quot;;[.B22]*[.C22])" office:value-type="currency" office:currency="EUR" office:value="0.14" calcext:value-type="currency">
            <text:p>0,14 €</text:p>
          </table:table-cell>
          <table:table-cell table:style-name="ce32" office:value-type="string" calcext:value-type="string">
            <text:p><text:a xlink:href="http://fr.farnell.com/nxp/74ahct1g08gw-q100/logique-porte-simple-2-i-p-tssop/dp/2445089RL" xlink:type="simple">74AHCT1G08GW-Q100,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level translator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3]*[.C23]=0;&quot;&quot;;[.B23]*[.C23])" office:value-type="currency" office:currency="EUR" office:value="0.03" calcext:value-type="currency">
            <text:p>0,03 €</text:p>
          </table:table-cell>
          <table:table-cell table:style-name="ce32" office:value-type="string" calcext:value-type="string">
            <text:p><text:a xlink:href="http://fr.farnell.com/nxp/74hc4050d/circuit-logique-serie-74hc-cms/dp/1085272" xlink:type="simple">74HC4050D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B24]*[.C24]=0;&quot;&quot;;[.B24]*[.C24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nxp/74hct240d-652/buffer-driv-ligne-inverseur-soic/dp/2444905" xlink:type="simple">74HCT240D,652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float" office:value="1" calcext:value-type="float">
            <text:p>1</text:p>
          </table:table-cell>
          <table:table-cell table:formula="of:=IF([.B25]*[.C25]=0;&quot;&quot;;[.B25]*[.C25])" office:value-type="currency" office:currency="EUR" office:value="0.11" calcext:value-type="currency">
            <text:p>0,11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RL" xlink:type="simple">SN74AHCT1G14DBVR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(batt, 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6]*[.C26]=0;&quot;&quot;;[.B26]*[.C26])" office:value-type="currency" office:currency="EUR" office:value="0.03" calcext:value-type="currency">
            <text:p>0,03 €</text:p>
          </table:table-cell>
          <table:table-cell table:style-name="ce307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1019"/>
        </table:table-row>
        <table:table-row table:style-name="ro7">
          <table:table-cell table:style-name="ce299" office:value-type="string" calcext:value-type="string">
            <text:p>mos 540mA (flex gyro, relai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B27]*[.C27]=0;&quot;&quot;;[.B27]*[.C27])" office:value-type="currency" office:currency="EUR" office:value="0.35" calcext:value-type="currency">
            <text:p>0,35 €</text:p>
          </table:table-cell>
          <table:table-cell table:style-name="ce307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office:value-type="string" calcext:value-type="string">
            <text:p>ou réseau de mosfet ?</text:p>
          </table:table-cell>
          <table:table-cell/>
          <table:table-cell table:style-name="ce32" office:value-type="string" calcext:value-type="string">
            <text:p><text:a xlink:href="http://fr.farnell.com/texas-instruments/tpl7407lpwr/circuit-integre/dp/2400933" xlink:type="simple">TPL7407LPWR </text:a></text:p>
          </table:table-cell>
          <table:table-cell office:value-type="float" office:value="0.8" calcext:value-type="float">
            <text:p>0,8</text:p>
          </table:table-cell>
          <table:table-cell table:number-columns-repeated="1015"/>
        </table:table-row>
        <table:table-row table:style-name="ro7">
          <table:table-cell table:style-name="ce136"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28]*[.C28]=0;&quot;&quot;;[.B28]*[.C28])" office:value-type="currency" office:currency="EUR" office:value="0.24" calcext:value-type="currency">
            <text:p>0,24 €</text:p>
          </table:table-cell>
          <table:table-cell table:style-name="ce307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29]*[.C29]=0;&quot;&quot;;[.B29]*[.C29])" office:value-type="currency" office:currency="EUR" office:value="1.04" calcext:value-type="currency">
            <text:p>1,04 €</text:p>
          </table:table-cell>
          <table:table-cell table:style-name="ce307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B30]*[.C30]=0;&quot;&quot;;[.B30]*[.C30])" office:value-type="currency" office:currency="EUR" office:value="2.63" calcext:value-type="currency">
            <text:p>2,63 €</text:p>
          </table:table-cell>
          <table:table-cell table:style-name="ce307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B31]*[.C31]=0;&quot;&quot;;[.B31]*[.C31])" office:value-type="currency" office:currency="EUR" office:value="0.15" calcext:value-type="currency">
            <text:p>0,15 €</text:p>
          </table:table-cell>
          <table:table-cell table:style-name="ce307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elais 5v (optionnel)</text:p>
          </table:table-cell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B32]*[.C32]=0;&quot;&quot;;[.B32]*[.C32])" office:value-type="currency" office:currency="EUR" office:value="0.83" calcext:value-type="currency">
            <text:p>0,83 €</text:p>
          </table:table-cell>
          <table:table-cell table:style-name="ce307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3]*[.C33]=0;&quot;&quot;;[.B33]*[.C33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34]*[.C34]=0;&quot;&quot;;[.B34]*[.C34])">
            <text:p/>
          </table:table-cell>
          <table:table-cell table:style-name="ce32"/>
          <table:table-cell table:number-columns-repeated="1019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B35]*[.C35]=0;&quot;&quot;;[.B35]*[.C35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zener 1.8v pour mosfet protection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6]*[.C36]=0;&quot;&quot;;[.B36]*[.C36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diodes-inc/ddz9678-7/diode-zener-1-8v-0-5w-sod-123/dp/1858631RL" xlink:type="simple">DDZ9678-7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7]*[.C37]=0;&quot;&quot;;[.B37]*[.C37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diodes-inc/ddz33-7/diode-zener-33v-500mw-sod123/dp/2077957" xlink:type="simple">DDZ33-7 </text:a>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32"/>
          <table:table-cell table:number-columns-repeated="1019"/>
        </table:table-row>
        <table:table-row table:style-name="ro7">
          <table:table-cell table:style-name="ce298" office:value-type="string" calcext:value-type="string">
            <text:p>fuse 8A (entrée)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float" office:value="1" calcext:value-type="float">
            <text:p>1</text:p>
          </table:table-cell>
          <table:table-cell table:formula="of:=IF([.B39]*[.C39]=0;&quot;&quot;;[.B39]*[.C39])" office:value-type="currency" office:currency="EUR" office:value="0.6" calcext:value-type="currency">
            <text:p>0,60 €</text:p>
          </table:table-cell>
          <table:table-cell table:style-name="ce32" office:value-type="string" calcext:value-type="string">
            <text:p><text:a xlink:href="http://fr.farnell.com/te-connectivity-raychem/ruef800/fusible-polyswitch-radial-8a/dp/1175855" xlink:type="simple">RUEF800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0" calcext:value-type="float">
            <text:p>0</text:p>
          </table:table-cell>
          <table:table-cell table:formula="of:=IF([.B40]*[.C40]=0;&quot;&quot;;[.B40]*[.C40])">
            <text:p/>
          </table:table-cell>
          <table:table-cell table:style-name="ce307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3"/>
          <table:table-cell table:style-name="ce307"/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42]*[.C42]=0;&quot;&quot;;[.B42]*[.C42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B43]*[.C43]=0;&quot;&quot;;[.B43]*[.C43])" office:value-type="currency" office:currency="EUR" office:value="0.65" calcext:value-type="currency">
            <text:p>0,6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5" calcext:value-type="float">
            <text:p>25</text:p>
          </table:table-cell>
          <table:table-cell table:formula="of:=IF([.B44]*[.C44]=0;&quot;&quot;;[.B44]*[.C44])" office:value-type="currency" office:currency="EUR" office:value="0.75" calcext:value-type="currency">
            <text:p>0,75 €</text:p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3" calcext:value-type="float">
            <text:p>3</text:p>
          </table:table-cell>
          <table:table-cell table:formula="of:=IF([.B45]*[.C45]=0;&quot;&quot;;[.B45]*[.C45])" office:value-type="currency" office:currency="EUR" office:value="2.4" calcext:value-type="currency">
            <text:p>2,40 €</text:p>
          </table:table-cell>
          <table:table-cell table:style-name="ce307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B46]*[.C46]=0;&quot;&quot;;[.B46]*[.C46])" office:value-type="currency" office:currency="EUR" office:value="0.51" calcext:value-type="currency">
            <text:p>0,51 €</text:p>
          </table:table-cell>
          <table:table-cell table:style-name="ce307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B47]*[.C47]=0;&quot;&quot;;[.B47]*[.C47])" office:value-type="currency" office:currency="EUR" office:value="0.37" calcext:value-type="currency">
            <text:p>0,37 €</text:p>
          </table:table-cell>
          <table:table-cell table:style-name="ce307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apa régulateur 220u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48]*[.C48]=0;&quot;&quot;;[.B48]*[.C48])" office:value-type="currency" office:currency="EUR" office:value="0.09" calcext:value-type="currency">
            <text:p>0,09 €</text:p>
          </table:table-cell>
          <table:table-cell table:style-name="ce307" office:value-type="string" calcext:value-type="string">
            <text:p><text:a xlink:href="http://fr.farnell.com/nichicon/uwx1a221mcl1gb/capacitor-alum-elec-220uf-10v-20/dp/1823605" xlink:type="simple">UWX1A221MCL1G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relais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49]*[.C49]=0;&quot;&quot;;[.B49]*[.C49])" office:value-type="currency" office:currency="EUR" office:value="0.08" calcext:value-type="currency">
            <text:p>0,08 €</text:p>
          </table:table-cell>
          <table:table-cell table:style-name="ce307" office:value-type="string" calcext:value-type="string">
            <text:p><text:a xlink:href="http://fr.farnell.com/fairchild-semiconductor/s1m/diode-cms-1-0a-1000v/dp/9843841RL" xlink:type="simple">S1M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50]*[.C50]=0;&quot;&quot;;[.B50]*[.C50])">
            <text:p/>
          </table:table-cell>
          <table:table-cell table:style-name="ce307"/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formula="of:=IF([.B51]*[.C51]=0;&quot;&quot;;[.B51]*[.C51])">
            <text:p/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connecteur extension femel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4" calcext:value-type="float">
            <text:p>4</text:p>
          </table:table-cell>
          <table:table-cell table:formula="of:=IF([.B52]*[.C52]=0;&quot;&quot;;[.B52]*[.C52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te-connectivity-amp/215307-5/boitier-droit-2-rangees-10voies/dp/3419216" xlink:type="simple">215307-5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53]*[.C53]=0;&quot;&quot;;[.B53]*[.C53])" office:value-type="currency" office:currency="EUR" office:value="0.1" calcext:value-type="currency">
            <text:p>0,10 €</text:p>
          </table:table-cell>
          <table:table-cell table:style-name="ce307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55]*[.C55]=0;&quot;&quot;;[.B55]*[.C55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B56]*[.C56]=0;&quot;&quot;;[.B56]*[.C56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number-columns-repeated="1017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B57]*[.C57]=0;&quot;&quot;;[.B57]*[.C57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3 pour relai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58]*[.C58]=0;&quot;&quot;;[.B58]*[.C58])" office:value-type="currency" office:currency="EUR" office:value="0.4" calcext:value-type="currency">
            <text:p>0,40 €</text:p>
          </table:table-cell>
          <table:table-cell table:style-name="ce307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B59]*[.C59]=0;&quot;&quot;;[.B59]*[.C59])" office:value-type="currency" office:currency="EUR" office:value="0.5" calcext:value-type="currency">
            <text:p>0,50 €</text:p>
          </table:table-cell>
          <table:table-cell table:style-name="ce307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2 pour led 10w/flex/raw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60]*[.C60]=0;&quot;&quot;;[.B60]*[.C60])" office:value-type="currency" office:currency="EUR" office:value="0.48" calcext:value-type="currency">
            <text:p>0,48 €</text:p>
          </table:table-cell>
          <table:table-cell table:style-name="ce307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3" calcext:value-type="float">
            <text:p>3</text:p>
          </table:table-cell>
          <table:table-cell table:formula="of:=IF([.B61]*[.C61]=0;&quot;&quot;;[.B61]*[.C61])" office:value-type="currency" office:currency="EUR" office:value="0.3" calcext:value-type="currency">
            <text:p>0,30 €</text:p>
          </table:table-cell>
          <table:table-cell table:style-name="ce307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62]*[.C62]=0;&quot;&quot;;[.B62]*[.C62])" office:value-type="currency" office:currency="EUR" office:value="0.5" calcext:value-type="currency">
            <text:p>0,50 €</text:p>
          </table:table-cell>
          <table:table-cell table:style-name="ce307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B63]*[.C63]=0;&quot;&quot;;[.B63]*[.C63])" office:value-type="currency" office:currency="EUR" office:value="0.36" calcext:value-type="currency">
            <text:p>0,36 €</text:p>
          </table:table-cell>
          <table:table-cell table:style-name="ce307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4]*[.C64]=0;&quot;&quot;;[.B64]*[.C64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66]*[.C66]=0;&quot;&quot;;[.B66]*[.C66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7]*[.C67]=0;&quot;&quot;;[.B67]*[.C67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itier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B68]*[.C68]=0;&quot;&quot;;[.B68]*[.C68])" office:value-type="currency" office:currency="EUR" office:value="5" calcext:value-type="currency">
            <text:p>5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ot visseri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69]*[.C69]=0;&quot;&quot;;[.B69]*[.C69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70]*[.C70]=0;&quot;&quot;;[.B70]*[.C70])">
            <text:p/>
          </table:table-cell>
          <table:table-cell table:number-columns-repeated="1020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3"/>
          <table:table-cell table:formula="of:=IF([.B78]*[.C78]=0;&quot;&quot;;[.B78]*[.C78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1" table:formula="of:=SUM([.D81:.D102])" office:value-type="currency" office:currency="EUR" office:value="9.865" calcext:value-type="currency">
            <text:p>9,87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extension télécommande</text:p>
          </table:table-cell>
          <table:table-cell table:style-name="ce302"/>
          <table:table-cell table:style-name="ce303"/>
          <table:table-cell table:style-name="ce302" table:formula="of:=IF([.B80]*[.C80]=0;&quot;&quot;;[.B80]*[.C80])">
            <text:p/>
          </table:table-cell>
          <table:table-cell table:style-name="ce309"/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81]*[.C81]=0;&quot;&quot;;[.B81]*[.C81])" office:value-type="currency" office:currency="EUR" office:value="1.5" calcext:value-type="currency">
            <text:p>1,5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cd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82]*[.C82]=0;&quot;&quot;;[.B82]*[.C82])" office:value-type="currency" office:currency="EUR" office:value="1.5" calcext:value-type="currency">
            <text:p>1,5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83]*[.C83]=0;&quot;&quot;;[.B83]*[.C83])" office:value-type="currency" office:currency="EUR" office:value="1.88" calcext:value-type="currency">
            <text:p>1,88 €</text:p>
          </table:table-cell>
          <table:table-cell table:style-name="ce307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onateur 16mhz 0.1 %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B84]*[.C84]=0;&quot;&quot;;[.B84]*[.C84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ncodeur rotatif avec bouton</text:p>
          </table:table-cell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B85]*[.C85]=0;&quot;&quot;;[.B85]*[.C85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86]*[.C86]=0;&quot;&quot;;[.B86]*[.C86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87]*[.C87]=0;&quot;&quot;;[.B87]*[.C87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88]*[.C88]=0;&quot;&quot;;[.B88]*[.C88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89]*[.C89]=0;&quot;&quot;;[.B89]*[.C89])">
            <text:p/>
          </table:table-cell>
          <table:table-cell table:style-name="ce32"/>
          <table:table-cell table:number-columns-repeated="1019"/>
        </table:table-row>
        <table:table-row table:style-name="ro7">
          <table:table-cell office:value-type="string" calcext:value-type="string">
            <text:p>switch reed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90]*[.C90]=0;&quot;&quot;;[.B90]*[.C90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uton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91]*[.C91]=0;&quot;&quot;;[.B91]*[.C91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uchon bouton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B92]*[.C92]=0;&quot;&quot;;[.B92]*[.C92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93]*[.C93]=0;&quot;&quot;;[.B93]*[.C93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formula="of:=IF([.B94]*[.C94]=0;&quot;&quot;;[.B94]*[.C94])">
            <text:p/>
          </table:table-cell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95]*[.C95]=0;&quot;&quot;;[.B95]*[.C95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B96]*[.C96]=0;&quot;&quot;;[.B96]*[.C96])" office:value-type="currency" office:currency="EUR" office:value="0.65" calcext:value-type="currency">
            <text:p>0,6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B97]*[.C97]=0;&quot;&quot;;[.B97]*[.C97])" office:value-type="currency" office:currency="EUR" office:value="0.69" calcext:value-type="currency">
            <text:p>0,69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98]*[.C98]=0;&quot;&quot;;[.B98]*[.C98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99]*[.C99]=0;&quot;&quot;;[.B99]*[.C99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00]*[.C100]=0;&quot;&quot;;[.B100]*[.C10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1]*[.C101]=0;&quot;&quot;;[.B101]*[.C1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2]*[.C102]=0;&quot;&quot;;[.B102]*[.C1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3]*[.C103]=0;&quot;&quot;;[.B103]*[.C1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4]*[.C104]=0;&quot;&quot;;[.B104]*[.C1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5]*[.C105]=0;&quot;&quot;;[.B105]*[.C105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1" table:formula="of:=SUM([.D108:.D126])" office:value-type="currency" office:currency="EUR" office:value="5.42" calcext:value-type="currency">
            <text:p>5,42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extension 2xled10w + 2x flex led</text:p>
          </table:table-cell>
          <table:table-cell table:style-name="ce302"/>
          <table:table-cell table:style-name="ce303"/>
          <table:table-cell table:style-name="ce302" table:formula="of:=IF([.B107]*[.C107]=0;&quot;&quot;;[.B107]*[.C107])">
            <text:p/>
          </table:table-cell>
          <table:table-cell table:style-name="ce309"/>
          <table:table-cell table:number-columns-repeated="1019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B108]*[.C108]=0;&quot;&quot;;[.B108]*[.C108])" office:value-type="currency" office:currency="EUR" office:value="0.05" calcext:value-type="currency">
            <text:p>0,05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09]*[.C109]=0;&quot;&quot;;[.B109]*[.C109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110]*[.C110]=0;&quot;&quot;;[.B110]*[.C110])" office:value-type="currency" office:currency="EUR" office:value="0.17" calcext:value-type="currency">
            <text:p>0,17 €</text:p>
          </table:table-cell>
          <table:table-cell table:style-name="ce307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111]*[.C111]=0;&quot;&quot;;[.B111]*[.C111])" office:value-type="currency" office:currency="EUR" office:value="0.24" calcext:value-type="currency">
            <text:p>0,24 €</text:p>
          </table:table-cell>
          <table:table-cell table:style-name="ce307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112]*[.C112]=0;&quot;&quot;;[.B112]*[.C112])" office:value-type="currency" office:currency="EUR" office:value="1.04" calcext:value-type="currency">
            <text:p>1,04 €</text:p>
          </table:table-cell>
          <table:table-cell table:style-name="ce307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B113]*[.C113]=0;&quot;&quot;;[.B113]*[.C113])" office:value-type="currency" office:currency="EUR" office:value="1.6" calcext:value-type="currency">
            <text:p>1,60 €</text:p>
          </table:table-cell>
          <table:table-cell table:style-name="ce307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B114]*[.C114]=0;&quot;&quot;;[.B114]*[.C114])" office:value-type="currency" office:currency="EUR" office:value="0.34" calcext:value-type="currency">
            <text:p>0,34 €</text:p>
          </table:table-cell>
          <table:table-cell table:style-name="ce307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15]*[.C115]=0;&quot;&quot;;[.B115]*[.C115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B116]*[.C116]=0;&quot;&quot;;[.B116]*[.C116])" office:value-type="currency" office:currency="EUR" office:value="0.25" calcext:value-type="currency">
            <text:p>0,2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B117]*[.C117]=0;&quot;&quot;;[.B117]*[.C117])" office:value-type="currency" office:currency="EUR" office:value="0.21" calcext:value-type="currency">
            <text:p>0,21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8]*[.C118]=0;&quot;&quot;;[.B118]*[.C118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B119]*[.C119]=0;&quot;&quot;;[.B119]*[.C119])" office:value-type="currency" office:currency="EUR" office:value="0.32" calcext:value-type="currency">
            <text:p>0,32 €</text:p>
          </table:table-cell>
          <table:table-cell table:style-name="ce307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120]*[.C120]=0;&quot;&quot;;[.B120]*[.C120])" office:value-type="currency" office:currency="EUR" office:value="0.2" calcext:value-type="currency">
            <text:p>0,20 €</text:p>
          </table:table-cell>
          <table:table-cell table:style-name="ce307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21]*[.C121]=0;&quot;&quot;;[.B121]*[.C12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2]*[.C122]=0;&quot;&quot;;[.B122]*[.C1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3]*[.C123]=0;&quot;&quot;;[.B123]*[.C1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4]*[.C124]=0;&quot;&quot;;[.B124]*[.C124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number-columns-repeated="3"/>
          <table:table-cell table:formula="of:=IF([.B126]*[.C126]=0;&quot;&quot;;[.B126]*[.C12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7]*[.C127]=0;&quot;&quot;;[.B127]*[.C127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1" table:formula="of:=SUM([.D130:.D147])" office:value-type="currency" office:currency="EUR" office:value="27.525" calcext:value-type="currency">
            <text:p>27,53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extension chargeur lipo+ batterie</text:p>
          </table:table-cell>
          <table:table-cell table:style-name="ce302"/>
          <table:table-cell table:style-name="ce303"/>
          <table:table-cell table:style-name="ce302" table:formula="of:=IF([.B129]*[.C129]=0;&quot;&quot;;[.B129]*[.C129])">
            <text:p/>
          </table:table-cell>
          <table:table-cell table:style-name="ce309"/>
          <table:table-cell table:number-columns-repeated="1019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30]*[.C130]=0;&quot;&quot;;[.B130]*[.C130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samtec/ssw-105-02-t-d-ra/connecteur-femelle-2-54mm-coude/dp/2308470" xlink:type="simple">SSW-105-02-T-D-R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31]*[.C131]=0;&quot;&quot;;[.B131]*[.C131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i charge lipo</text:p>
          </table:table-cell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B132]*[.C132]=0;&quot;&quot;;[.B132]*[.C132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133]*[.C133]=0;&quot;&quot;;[.B133]*[.C133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134]*[.C134]=0;&quot;&quot;;[.B134]*[.C134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135]*[.C135]=0;&quot;&quot;;[.B135]*[.C1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ipo battery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B136]*[.C136]=0;&quot;&quot;;[.B136]*[.C136])" office:value-type="currency" office:currency="EUR" office:value="15" calcext:value-type="currency">
            <text:p>15,0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37]*[.C137]=0;&quot;&quot;;[.B137]*[.C137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B138]*[.C138]=0;&quot;&quot;;[.B138]*[.C138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B139]*[.C139]=0;&quot;&quot;;[.B139]*[.C139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B140]*[.C140]=0;&quot;&quot;;[.B140]*[.C140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ode chargeur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3" calcext:value-type="float">
            <text:p>3</text:p>
          </table:table-cell>
          <table:table-cell table:formula="of:=IF([.B141]*[.C141]=0;&quot;&quot;;[.B141]*[.C141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bine chargeur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42]*[.C142]=0;&quot;&quot;;[.B142]*[.C142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3]*[.C143]=0;&quot;&quot;;[.B143]*[.C143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44]*[.C144]=0;&quot;&quot;;[.B144]*[.C144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5*2,54 pour xt60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145]*[.C145]=0;&quot;&quot;;[.B145]*[.C145])" office:value-type="currency" office:currency="EUR" office:value="0.1" calcext:value-type="currency">
            <text:p>0,10 €</text:p>
          </table:table-cell>
          <table:table-cell table:style-name="ce3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46]*[.C146]=0;&quot;&quot;;[.B146]*[.C1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7]*[.C147]=0;&quot;&quot;;[.B147]*[.C1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8]*[.C148]=0;&quot;&quot;;[.B148]*[.C1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9]*[.C149]=0;&quot;&quot;;[.B149]*[.C1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0]*[.C150]=0;&quot;&quot;;[.B150]*[.C1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1]*[.C151]=0;&quot;&quot;;[.B151]*[.C1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2]*[.C152]=0;&quot;&quot;;[.B152]*[.C1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3]*[.C153]=0;&quot;&quot;;[.B153]*[.C1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4]*[.C154]=0;&quot;&quot;;[.B154]*[.C1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5]*[.C155]=0;&quot;&quot;;[.B155]*[.C1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6]*[.C156]=0;&quot;&quot;;[.B156]*[.C1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7]*[.C157]=0;&quot;&quot;;[.B157]*[.C1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8]*[.C158]=0;&quot;&quot;;[.B158]*[.C1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9]*[.C159]=0;&quot;&quot;;[.B159]*[.C1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0]*[.C160]=0;&quot;&quot;;[.B160]*[.C1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1]*[.C161]=0;&quot;&quot;;[.B161]*[.C1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2]*[.C162]=0;&quot;&quot;;[.B162]*[.C1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3]*[.C163]=0;&quot;&quot;;[.B163]*[.C1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4]*[.C164]=0;&quot;&quot;;[.B164]*[.C1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5]*[.C165]=0;&quot;&quot;;[.B165]*[.C1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6]*[.C166]=0;&quot;&quot;;[.B166]*[.C1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7]*[.C167]=0;&quot;&quot;;[.B167]*[.C1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8]*[.C168]=0;&quot;&quot;;[.B168]*[.C1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9]*[.C169]=0;&quot;&quot;;[.B169]*[.C1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0]*[.C170]=0;&quot;&quot;;[.B170]*[.C17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1]*[.C171]=0;&quot;&quot;;[.B171]*[.C17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2]*[.C172]=0;&quot;&quot;;[.B172]*[.C17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3]*[.C173]=0;&quot;&quot;;[.B173]*[.C17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4]*[.C174]=0;&quot;&quot;;[.B174]*[.C17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5]*[.C175]=0;&quot;&quot;;[.B175]*[.C17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6]*[.C176]=0;&quot;&quot;;[.B176]*[.C17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7]*[.C177]=0;&quot;&quot;;[.B177]*[.C17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8]*[.C178]=0;&quot;&quot;;[.B178]*[.C17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9]*[.C179]=0;&quot;&quot;;[.B179]*[.C17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0]*[.C180]=0;&quot;&quot;;[.B180]*[.C18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1]*[.C181]=0;&quot;&quot;;[.B181]*[.C18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2]*[.C182]=0;&quot;&quot;;[.B182]*[.C18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3]*[.C183]=0;&quot;&quot;;[.B183]*[.C18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4]*[.C184]=0;&quot;&quot;;[.B184]*[.C18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5]*[.C185]=0;&quot;&quot;;[.B185]*[.C18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6]*[.C186]=0;&quot;&quot;;[.B186]*[.C18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7]*[.C187]=0;&quot;&quot;;[.B187]*[.C18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8]*[.C188]=0;&quot;&quot;;[.B188]*[.C18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9]*[.C189]=0;&quot;&quot;;[.B189]*[.C18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0]*[.C190]=0;&quot;&quot;;[.B190]*[.C19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1]*[.C191]=0;&quot;&quot;;[.B191]*[.C19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2]*[.C192]=0;&quot;&quot;;[.B192]*[.C19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3]*[.C193]=0;&quot;&quot;;[.B193]*[.C19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4]*[.C194]=0;&quot;&quot;;[.B194]*[.C19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5]*[.C195]=0;&quot;&quot;;[.B195]*[.C19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6]*[.C196]=0;&quot;&quot;;[.B196]*[.C19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7]*[.C197]=0;&quot;&quot;;[.B197]*[.C19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8]*[.C198]=0;&quot;&quot;;[.B198]*[.C19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9]*[.C199]=0;&quot;&quot;;[.B199]*[.C19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0]*[.C200]=0;&quot;&quot;;[.B200]*[.C20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1]*[.C201]=0;&quot;&quot;;[.B201]*[.C2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2]*[.C202]=0;&quot;&quot;;[.B202]*[.C2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3]*[.C203]=0;&quot;&quot;;[.B203]*[.C2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4]*[.C204]=0;&quot;&quot;;[.B204]*[.C2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5]*[.C205]=0;&quot;&quot;;[.B205]*[.C20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6]*[.C206]=0;&quot;&quot;;[.B206]*[.C20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7]*[.C207]=0;&quot;&quot;;[.B207]*[.C20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8]*[.C208]=0;&quot;&quot;;[.B208]*[.C20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9]*[.C209]=0;&quot;&quot;;[.B209]*[.C20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0]*[.C210]=0;&quot;&quot;;[.B210]*[.C21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1]*[.C211]=0;&quot;&quot;;[.B211]*[.C21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2]*[.C212]=0;&quot;&quot;;[.B212]*[.C21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3]*[.C213]=0;&quot;&quot;;[.B213]*[.C21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4]*[.C214]=0;&quot;&quot;;[.B214]*[.C21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5]*[.C215]=0;&quot;&quot;;[.B215]*[.C21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6]*[.C216]=0;&quot;&quot;;[.B216]*[.C21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7]*[.C217]=0;&quot;&quot;;[.B217]*[.C21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8]*[.C218]=0;&quot;&quot;;[.B218]*[.C21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9]*[.C219]=0;&quot;&quot;;[.B219]*[.C21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0]*[.C220]=0;&quot;&quot;;[.B220]*[.C22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1]*[.C221]=0;&quot;&quot;;[.B221]*[.C22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2]*[.C222]=0;&quot;&quot;;[.B222]*[.C2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3]*[.C223]=0;&quot;&quot;;[.B223]*[.C2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4]*[.C224]=0;&quot;&quot;;[.B224]*[.C22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5]*[.C225]=0;&quot;&quot;;[.B225]*[.C22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6]*[.C226]=0;&quot;&quot;;[.B226]*[.C22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7]*[.C227]=0;&quot;&quot;;[.B227]*[.C22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8]*[.C228]=0;&quot;&quot;;[.B228]*[.C22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9]*[.C229]=0;&quot;&quot;;[.B229]*[.C22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0]*[.C230]=0;&quot;&quot;;[.B230]*[.C23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1]*[.C231]=0;&quot;&quot;;[.B231]*[.C23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2]*[.C232]=0;&quot;&quot;;[.B232]*[.C23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3]*[.C233]=0;&quot;&quot;;[.B233]*[.C23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4]*[.C234]=0;&quot;&quot;;[.B234]*[.C23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5]*[.C235]=0;&quot;&quot;;[.B235]*[.C23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6]*[.C236]=0;&quot;&quot;;[.B236]*[.C23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7]*[.C237]=0;&quot;&quot;;[.B237]*[.C23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8]*[.C238]=0;&quot;&quot;;[.B238]*[.C23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9]*[.C239]=0;&quot;&quot;;[.B239]*[.C23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0]*[.C240]=0;&quot;&quot;;[.B240]*[.C24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1]*[.C241]=0;&quot;&quot;;[.B241]*[.C24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2]*[.C242]=0;&quot;&quot;;[.B242]*[.C24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3]*[.C243]=0;&quot;&quot;;[.B243]*[.C24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4]*[.C244]=0;&quot;&quot;;[.B244]*[.C24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5]*[.C245]=0;&quot;&quot;;[.B245]*[.C24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6]*[.C246]=0;&quot;&quot;;[.B246]*[.C2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7]*[.C247]=0;&quot;&quot;;[.B247]*[.C2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8]*[.C248]=0;&quot;&quot;;[.B248]*[.C2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9]*[.C249]=0;&quot;&quot;;[.B249]*[.C2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0]*[.C250]=0;&quot;&quot;;[.B250]*[.C2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1]*[.C251]=0;&quot;&quot;;[.B251]*[.C2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2]*[.C252]=0;&quot;&quot;;[.B252]*[.C2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3]*[.C253]=0;&quot;&quot;;[.B253]*[.C2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4]*[.C254]=0;&quot;&quot;;[.B254]*[.C2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5]*[.C255]=0;&quot;&quot;;[.B255]*[.C2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6]*[.C256]=0;&quot;&quot;;[.B256]*[.C2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7]*[.C257]=0;&quot;&quot;;[.B257]*[.C2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8]*[.C258]=0;&quot;&quot;;[.B258]*[.C2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9]*[.C259]=0;&quot;&quot;;[.B259]*[.C2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0]*[.C260]=0;&quot;&quot;;[.B260]*[.C2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1]*[.C261]=0;&quot;&quot;;[.B261]*[.C2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2]*[.C262]=0;&quot;&quot;;[.B262]*[.C2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3]*[.C263]=0;&quot;&quot;;[.B263]*[.C2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4]*[.C264]=0;&quot;&quot;;[.B264]*[.C2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5]*[.C265]=0;&quot;&quot;;[.B265]*[.C2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6]*[.C266]=0;&quot;&quot;;[.B266]*[.C2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7]*[.C267]=0;&quot;&quot;;[.B267]*[.C2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8]*[.C268]=0;&quot;&quot;;[.B268]*[.C2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9]*[.C269]=0;&quot;&quot;;[.B269]*[.C2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70]*[.C270]=0;&quot;&quot;;[.B270]*[.C270])">
            <text:p/>
          </table:table-cell>
          <table:table-cell table:number-columns-repeated="1020"/>
        </table:table-row>
        <table:table-row table:style-name="ro7" table:number-rows-repeated="104830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anufacturerPartNoResults" table:base-cell-address="$'budget précis'.$E$77" table:cell-range-address="$'budget précis'.$E$91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 style:data-style-name="N2" text:time-value="15:47:21.7773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6DT5H21M3S</meta:editing-duration>
    <meta:editing-cycles>142</meta:editing-cycles>
    <meta:generator>LibreOffice/4.2.6.3$MacOSX_x86 LibreOffice_project/3fd416d4c6db7d3204c17ce57a1d70f6e531ee21</meta:generator>
    <dc:date>2014-12-31T11:54:01.383914000</dc:date>
    <meta:document-statistic meta:table-count="10" meta:cell-count="2278" meta:object-count="0"/>
  </office:meta>
</office:document-meta>
</file>